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1.3583in"/>
    </style:style>
    <style:style style:name="co20" style:family="table-column">
      <style:table-column-properties fo:break-before="auto" style:column-width="1.6083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1.2508in"/>
    </style:style>
    <style:style style:name="co23" style:family="table-column">
      <style:table-column-properties fo:break-before="auto" style:column-width="1.3339in"/>
    </style:style>
    <style:style style:name="co24" style:family="table-column">
      <style:table-column-properties fo:break-before="auto" style:column-width="1.322in"/>
    </style:style>
    <style:style style:name="co25" style:family="table-column">
      <style:table-column-properties fo:break-before="auto" style:column-width="1.4535in"/>
    </style:style>
    <style:style style:name="co26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9"/>
    <style:style style:name="ce5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0"/>
    <style:style style:name="ce53" style:family="table-cell" style:parent-style-name="Default">
      <style:text-properties fo:font-size="8pt" style:font-size-asian="8pt" style:font-size-complex="8pt"/>
    </style:style>
    <style:style style:name="ce54" style:family="table-cell" style:parent-style-name="Default" style:data-style-name="N159"/>
    <style:style style:name="ce55" style:family="table-cell" style:parent-style-name="Default" style:data-style-name="N156"/>
    <style:style style:name="gr1" style:family="graphic" style:parent-style-name="Default">
      <style:graphic-properties draw:marker-start="Arrowheads_20_2" draw:fill="none" draw:textarea-horizontal-align="justify" draw:textarea-vertical-align="middle" draw:auto-grow-height="false" fo:min-height="1.2811in" fo:min-width="1.2811in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2843in" svg:y1="5.2949in" svg:x2="3.724in" svg:y2="5.2843in">
            <text:p/>
          </draw:line>
          <draw:line draw:z-index="11" draw:name="Line 8" draw:style-name="gr2" draw:text-style-name="P2" svg:x1="9.172in" svg:y1="3.2488in" svg:x2="9.665in" svg:y2="2.765in">
            <text:p/>
          </draw:line>
          <draw:line draw:z-index="12" draw:name="Line 9" draw:style-name="gr2" draw:text-style-name="P2" svg:x1="7.2618in" svg:y1="3.2209in" svg:x2="6.7854in" svg:y2="3.7193in">
            <text:p/>
          </draw:line>
          <draw:line draw:z-index="13" draw:name="Line 10" draw:style-name="gr2" draw:text-style-name="P2" svg:x1="7.2437in" svg:y1="3.2114in" svg:x2="7.7449in" svg:y2="3.7433in">
            <text:p/>
          </draw:line>
          <draw:line draw:z-index="14" draw:name="Line 12" draw:style-name="gr2" draw:text-style-name="P2" svg:x1="8.713in" svg:y1="2.6122in" svg:x2="9.6362in" svg:y2="2.624in">
            <text:p/>
          </draw:line>
          <draw:line draw:z-index="15" draw:name="Vertical line 2" draw:style-name="gr2" draw:text-style-name="P2" svg:x1="9.8126in" svg:y1="2.7748in" svg:x2="9.8185in" svg:y2="3.7043in">
            <text:p/>
          </draw:line>
          <draw:line draw:z-index="16" draw:name="Vertical line 3" draw:style-name="gr2" draw:text-style-name="P2" svg:x1="8.6402in" svg:y1="2.7803in" svg:x2="8.6343in" svg:y2="3.687in">
            <text:p/>
          </draw:line>
          <draw:line draw:z-index="17" draw:name="Line 13" draw:style-name="gr2" draw:text-style-name="P2" svg:x1="8.7189in" svg:y1="3.8433in" svg:x2="9.6299in" svg:y2="3.8551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2" table:default-cell-style-name="Default"/>
        <table:table-column table:style-name="co1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906" table:default-cell-style-name="Default"/>
        <table:table-row table:style-name="ro2">
          <table:table-cell table:number-columns-repeated="963"/>
        </table:table-row>
        <table:table-row table:style-name="ro2">
          <table:table-cell table:number-columns-repeated="5"/>
          <table:table-cell table:formula="of:=-1*COS(-1*[.C30]) - (0 *SIN(-1*[.C30]))" office:value-type="float" office:value="-0.999847695156391" calcext:value-type="float">
            <text:p>-0.999847695156391</text:p>
          </table:table-cell>
          <table:table-cell table:number-columns-repeated="957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* -1" office:value-type="float" office:value="-1.22464679914735E-016" calcext:value-type="float">
            <text:p>-1.22464679914735E-1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49" calcext:value-type="float">
            <text:p>249</text:p>
          </table:table-cell>
          <table:table-cell table:style-name="ce10" table:formula="of:=[.AO6]+[.C10]" office:value-type="float" office:value="350" calcext:value-type="float">
            <text:p>350</text:p>
          </table:table-cell>
          <table:table-cell table:formula="of:=ROUND([.AM11])" office:value-type="float" office:value="249" calcext:value-type="float">
            <text:p>249</text:p>
          </table:table-cell>
          <table:table-cell table:formula="of:=ROUND([.AN11])" office:value-type="float" office:value="350" calcext:value-type="float">
            <text:p>350</text:p>
          </table:table-cell>
          <table:table-cell/>
          <table:table-cell table:formula="of:=[.AN6]-[.C11]" office:value-type="float" office:value="251" calcext:value-type="float">
            <text:p>251</text:p>
          </table:table-cell>
          <table:table-cell table:style-name="ce10" table:formula="of:=[.AO6]-[.C10]" office:value-type="float" office:value="350" calcext:value-type="float">
            <text:p>350</text:p>
          </table:table-cell>
          <table:table-cell table:formula="of:=ROUND([.AR11])" office:value-type="float" office:value="251" calcext:value-type="float">
            <text:p>251</text:p>
          </table:table-cell>
          <table:table-cell table:formula="of:=ROUND([.AS11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48" calcext:value-type="float">
            <text:p>248</text:p>
          </table:table-cell>
          <table:table-cell table:style-name="ce10" table:formula="of:=[.AN11]+[.$C$10]" office:value-type="float" office:value="350" calcext:value-type="float">
            <text:p>350</text:p>
          </table:table-cell>
          <table:table-cell table:formula="of:=ROUND([.AM12])" office:value-type="float" office:value="248" calcext:value-type="float">
            <text:p>248</text:p>
          </table:table-cell>
          <table:table-cell table:formula="of:=ROUND([.AN12])" office:value-type="float" office:value="350" calcext:value-type="float">
            <text:p>350</text:p>
          </table:table-cell>
          <table:table-cell/>
          <table:table-cell table:formula="of:=[.AR11]-[.$C$11]" office:value-type="float" office:value="252" calcext:value-type="float">
            <text:p>252</text:p>
          </table:table-cell>
          <table:table-cell table:style-name="ce10" table:formula="of:=[.AS11]-[.$C$10]" office:value-type="float" office:value="350" calcext:value-type="float">
            <text:p>350</text:p>
          </table:table-cell>
          <table:table-cell table:formula="of:=ROUND([.AR12])" office:value-type="float" office:value="252" calcext:value-type="float">
            <text:p>252</text:p>
          </table:table-cell>
          <table:table-cell table:formula="of:=ROUND([.AS12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47" calcext:value-type="float">
            <text:p>247</text:p>
          </table:table-cell>
          <table:table-cell table:style-name="ce10" table:formula="of:=[.AN12]+[.$C$10]" office:value-type="float" office:value="350" calcext:value-type="float">
            <text:p>350</text:p>
          </table:table-cell>
          <table:table-cell table:formula="of:=ROUND([.AM13])" office:value-type="float" office:value="247" calcext:value-type="float">
            <text:p>247</text:p>
          </table:table-cell>
          <table:table-cell table:formula="of:=ROUND([.AN13])" office:value-type="float" office:value="350" calcext:value-type="float">
            <text:p>350</text:p>
          </table:table-cell>
          <table:table-cell/>
          <table:table-cell table:formula="of:=[.AR12]-[.$C$11]" office:value-type="float" office:value="253" calcext:value-type="float">
            <text:p>253</text:p>
          </table:table-cell>
          <table:table-cell table:style-name="ce10" table:formula="of:=[.AS12]-[.$C$10]" office:value-type="float" office:value="350" calcext:value-type="float">
            <text:p>350</text:p>
          </table:table-cell>
          <table:table-cell table:formula="of:=ROUND([.AR13])" office:value-type="float" office:value="253" calcext:value-type="float">
            <text:p>253</text:p>
          </table:table-cell>
          <table:table-cell table:formula="of:=ROUND([.AS13])" office:value-type="float" office:value="350" calcext:value-type="float">
            <text:p>350</text:p>
          </table:table-cell>
          <table:table-cell table:number-columns-repeated="2"/>
          <table:table-cell table:style-name="ce34" table:formula="of:=[.AR13]/5" office:value-type="float" office:value="50.6" calcext:value-type="float">
            <text:p>50.60000000000000000000</text:p>
          </table:table-cell>
          <table:table-cell table:formula="of:=[.AS13]/5" office:value-type="float" office:value="70" calcext:value-type="float">
            <text:p>70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46" calcext:value-type="float">
            <text:p>246</text:p>
          </table:table-cell>
          <table:table-cell table:style-name="ce10" table:formula="of:=[.AN13]+[.$C$10]" office:value-type="float" office:value="350" calcext:value-type="float">
            <text:p>350</text:p>
          </table:table-cell>
          <table:table-cell table:formula="of:=ROUND([.AM14])" office:value-type="float" office:value="246" calcext:value-type="float">
            <text:p>246</text:p>
          </table:table-cell>
          <table:table-cell table:formula="of:=ROUND([.AN14])" office:value-type="float" office:value="350" calcext:value-type="float">
            <text:p>350</text:p>
          </table:table-cell>
          <table:table-cell/>
          <table:table-cell table:formula="of:=[.AR13]-[.$C$11]" office:value-type="float" office:value="254" calcext:value-type="float">
            <text:p>254</text:p>
          </table:table-cell>
          <table:table-cell table:style-name="ce10" table:formula="of:=[.AS13]-[.$C$10]" office:value-type="float" office:value="350" calcext:value-type="float">
            <text:p>350</text:p>
          </table:table-cell>
          <table:table-cell table:formula="of:=ROUND([.AR14])" office:value-type="float" office:value="254" calcext:value-type="float">
            <text:p>254</text:p>
          </table:table-cell>
          <table:table-cell table:formula="of:=ROUND([.AS14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" calcext:value-type="float">
            <text:p>1</text:p>
          </table:table-cell>
          <table:table-cell table:formula="of:=SQRT(1 + POWER([.C10]/[.C11];2)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45" calcext:value-type="float">
            <text:p>245</text:p>
          </table:table-cell>
          <table:table-cell table:style-name="ce10" table:formula="of:=[.AN14]+[.$C$10]" office:value-type="float" office:value="350" calcext:value-type="float">
            <text:p>350</text:p>
          </table:table-cell>
          <table:table-cell table:formula="of:=ROUND([.AM15])" office:value-type="float" office:value="245" calcext:value-type="float">
            <text:p>245</text:p>
          </table:table-cell>
          <table:table-cell table:formula="of:=ROUND([.AN15])" office:value-type="float" office:value="350" calcext:value-type="float">
            <text:p>350</text:p>
          </table:table-cell>
          <table:table-cell/>
          <table:table-cell table:formula="of:=[.AR14]-[.$C$11]" office:value-type="float" office:value="255" calcext:value-type="float">
            <text:p>255</text:p>
          </table:table-cell>
          <table:table-cell table:style-name="ce10" table:formula="of:=[.AS14]-[.$C$10]" office:value-type="float" office:value="350" calcext:value-type="float">
            <text:p>350</text:p>
          </table:table-cell>
          <table:table-cell table:formula="of:=ROUND([.AR15])" office:value-type="float" office:value="255" calcext:value-type="float">
            <text:p>255</text:p>
          </table:table-cell>
          <table:table-cell table:formula="of:=ROUND([.AS15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8165619676597685" calcext:value-type="float">
            <text:p>8165619676597685</text:p>
          </table:table-cell>
          <table:table-cell table:formula="of:=SQRT(1 + POWER([.C11]/[.C10];2))" office:value-type="float" office:value="8165619676597685" calcext:value-type="float">
            <text:p>8165619676597685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44" calcext:value-type="float">
            <text:p>244</text:p>
          </table:table-cell>
          <table:table-cell table:style-name="ce10" table:formula="of:=[.AN15]+[.$C$10]" office:value-type="float" office:value="350" calcext:value-type="float">
            <text:p>350</text:p>
          </table:table-cell>
          <table:table-cell table:formula="of:=ROUND([.AM16])" office:value-type="float" office:value="244" calcext:value-type="float">
            <text:p>244</text:p>
          </table:table-cell>
          <table:table-cell table:formula="of:=ROUND([.AN16])" office:value-type="float" office:value="350" calcext:value-type="float">
            <text:p>350</text:p>
          </table:table-cell>
          <table:table-cell/>
          <table:table-cell table:formula="of:=[.AR15]-[.$C$11]" office:value-type="float" office:value="256" calcext:value-type="float">
            <text:p>256</text:p>
          </table:table-cell>
          <table:table-cell table:style-name="ce10" table:formula="of:=[.AS15]-[.$C$10]" office:value-type="float" office:value="350" calcext:value-type="float">
            <text:p>350</text:p>
          </table:table-cell>
          <table:table-cell table:formula="of:=ROUND([.AR16])" office:value-type="float" office:value="256" calcext:value-type="float">
            <text:p>256</text:p>
          </table:table-cell>
          <table:table-cell table:formula="of:=ROUND([.AS16])" office:value-type="float" office:value="350" calcext:value-type="float">
            <text:p>35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/>
          <table:table-cell office:value-type="string" calcext:value-type="string">
            <text:p>pas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2"/>
          <table:table-cell table:style-name="ce13">
            <draw:line draw:z-index="10" draw:name="Line 7" draw:style-name="gr2" draw:text-style-name="P2" svg:x1="0.0539in" svg:y1="0.1039in" svg:x2="0.5713in" svg:y2="0.6063in">
              <text:p/>
            </draw:line>
          </table:table-cell>
          <table:table-cell table:style-name="ce13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43" calcext:value-type="float">
            <text:p>243</text:p>
          </table:table-cell>
          <table:table-cell table:style-name="ce10" table:formula="of:=[.AN16]+[.$C$10]" office:value-type="float" office:value="350" calcext:value-type="float">
            <text:p>350</text:p>
          </table:table-cell>
          <table:table-cell table:formula="of:=ROUND([.AM17])" office:value-type="float" office:value="243" calcext:value-type="float">
            <text:p>243</text:p>
          </table:table-cell>
          <table:table-cell table:formula="of:=ROUND([.AN17])" office:value-type="float" office:value="350" calcext:value-type="float">
            <text:p>350</text:p>
          </table:table-cell>
          <table:table-cell/>
          <table:table-cell table:formula="of:=[.AR16]-[.$C$11]" office:value-type="float" office:value="257" calcext:value-type="float">
            <text:p>257</text:p>
          </table:table-cell>
          <table:table-cell table:style-name="ce10" table:formula="of:=[.AS16]-[.$C$10]" office:value-type="float" office:value="350" calcext:value-type="float">
            <text:p>350</text:p>
          </table:table-cell>
          <table:table-cell table:formula="of:=ROUND([.AR17])" office:value-type="float" office:value="257" calcext:value-type="float">
            <text:p>257</text:p>
          </table:table-cell>
          <table:table-cell table:formula="of:=ROUND([.AS17])" office:value-type="float" office:value="350" calcext:value-type="float">
            <text:p>350</text:p>
          </table:table-cell>
          <table:table-cell table:number-columns-repeated="916"/>
        </table:table-row>
        <table:table-row table:style-name="ro3">
          <table:table-cell/>
          <table:table-cell office:value-type="string" calcext:value-type="string">
            <text:p>inicio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42" calcext:value-type="float">
            <text:p>242</text:p>
          </table:table-cell>
          <table:table-cell table:style-name="ce10" table:formula="of:=[.AN17]+[.$C$10]" office:value-type="float" office:value="350" calcext:value-type="float">
            <text:p>350</text:p>
          </table:table-cell>
          <table:table-cell table:formula="of:=ROUND([.AM18])" office:value-type="float" office:value="242" calcext:value-type="float">
            <text:p>242</text:p>
          </table:table-cell>
          <table:table-cell table:formula="of:=ROUND([.AN18])" office:value-type="float" office:value="350" calcext:value-type="float">
            <text:p>350</text:p>
          </table:table-cell>
          <table:table-cell/>
          <table:table-cell table:formula="of:=[.AR17]-[.$C$11]" office:value-type="float" office:value="258" calcext:value-type="float">
            <text:p>258</text:p>
          </table:table-cell>
          <table:table-cell table:style-name="ce10" table:formula="of:=[.AS17]-[.$C$10]" office:value-type="float" office:value="350" calcext:value-type="float">
            <text:p>350</text:p>
          </table:table-cell>
          <table:table-cell table:formula="of:=ROUND([.AR18])" office:value-type="float" office:value="258" calcext:value-type="float">
            <text:p>258</text:p>
          </table:table-cell>
          <table:table-cell table:formula="of:=ROUND([.AS18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formula="of:=[.C15]*[.C18]+([.C15]*[.C17])" office:value-type="float" office:value="0.5" calcext:value-type="float">
            <text:p>0.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 table:number-columns-repeated="3"/>
          <table:table-cell table:style-name="ce28" table:number-columns-repeated="2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41" calcext:value-type="float">
            <text:p>241</text:p>
          </table:table-cell>
          <table:table-cell table:style-name="ce10" table:formula="of:=[.AN18]+[.$C$10]" office:value-type="float" office:value="350" calcext:value-type="float">
            <text:p>350</text:p>
          </table:table-cell>
          <table:table-cell table:formula="of:=ROUND([.AM19])" office:value-type="float" office:value="241" calcext:value-type="float">
            <text:p>241</text:p>
          </table:table-cell>
          <table:table-cell table:formula="of:=ROUND([.AN19])" office:value-type="float" office:value="350" calcext:value-type="float">
            <text:p>350</text:p>
          </table:table-cell>
          <table:table-cell/>
          <table:table-cell table:formula="of:=[.AR18]-[.$C$11]" office:value-type="float" office:value="259" calcext:value-type="float">
            <text:p>259</text:p>
          </table:table-cell>
          <table:table-cell table:style-name="ce10" table:formula="of:=[.AS18]-[.$C$10]" office:value-type="float" office:value="350" calcext:value-type="float">
            <text:p>350</text:p>
          </table:table-cell>
          <table:table-cell table:formula="of:=ROUND([.AR19])" office:value-type="float" office:value="259" calcext:value-type="float">
            <text:p>259</text:p>
          </table:table-cell>
          <table:table-cell table:formula="of:=ROUND([.AS19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formula="of:=[.C16]*[.C18]+([.C17]*[.C16])" office:value-type="float" office:value="4.08280983829884E+015" calcext:value-type="float">
            <text:p>4.08280983829884E+01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40" calcext:value-type="float">
            <text:p>240</text:p>
          </table:table-cell>
          <table:table-cell table:style-name="ce10" table:formula="of:=[.AN19]+[.$C$10]" office:value-type="float" office:value="350" calcext:value-type="float">
            <text:p>350</text:p>
          </table:table-cell>
          <table:table-cell table:formula="of:=ROUND([.AM20])" office:value-type="float" office:value="240" calcext:value-type="float">
            <text:p>240</text:p>
          </table:table-cell>
          <table:table-cell table:formula="of:=ROUND([.AN20])" office:value-type="float" office:value="350" calcext:value-type="float">
            <text:p>350</text:p>
          </table:table-cell>
          <table:table-cell/>
          <table:table-cell table:formula="of:=[.AR19]-[.$C$11]" office:value-type="float" office:value="260" calcext:value-type="float">
            <text:p>260</text:p>
          </table:table-cell>
          <table:table-cell table:style-name="ce10" table:formula="of:=[.AS19]-[.$C$10]" office:value-type="float" office:value="350" calcext:value-type="float">
            <text:p>350</text:p>
          </table:table-cell>
          <table:table-cell table:formula="of:=ROUND([.AR20])" office:value-type="float" office:value="260" calcext:value-type="float">
            <text:p>260</text:p>
          </table:table-cell>
          <table:table-cell table:formula="of:=ROUND([.AS20])" office:value-type="float" office:value="350" calcext:value-type="float">
            <text:p>350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39" calcext:value-type="float">
            <text:p>239</text:p>
          </table:table-cell>
          <table:table-cell table:style-name="ce10" table:formula="of:=[.AN20]+[.$C$10]" office:value-type="float" office:value="350" calcext:value-type="float">
            <text:p>350</text:p>
          </table:table-cell>
          <table:table-cell table:formula="of:=ROUND([.AM21])" office:value-type="float" office:value="239" calcext:value-type="float">
            <text:p>239</text:p>
          </table:table-cell>
          <table:table-cell table:formula="of:=ROUND([.AN21])" office:value-type="float" office:value="350" calcext:value-type="float">
            <text:p>350</text:p>
          </table:table-cell>
          <table:table-cell/>
          <table:table-cell table:formula="of:=[.AR20]-[.$C$11]" office:value-type="float" office:value="261" calcext:value-type="float">
            <text:p>261</text:p>
          </table:table-cell>
          <table:table-cell table:style-name="ce10" table:formula="of:=[.AS20]-[.$C$10]" office:value-type="float" office:value="350" calcext:value-type="float">
            <text:p>350</text:p>
          </table:table-cell>
          <table:table-cell table:formula="of:=ROUND([.AR21])" office:value-type="float" office:value="261" calcext:value-type="float">
            <text:p>261</text:p>
          </table:table-cell>
          <table:table-cell table:formula="of:=ROUND([.AS21])" office:value-type="float" office:value="350" calcext:value-type="float">
            <text:p>350</text:p>
          </table:table-cell>
          <table:table-cell table:number-columns-repeated="2"/>
          <table:table-cell table:formula="of:=[.AM21] / 5" office:value-type="float" office:value="47.8" calcext:value-type="float">
            <text:p>47.8</text:p>
          </table:table-cell>
          <table:table-cell table:formula="of:=[.AN21]/5" office:value-type="float" office:value="70" calcext:value-type="float">
            <text:p>70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formula="of:=[.AN6]+([.C19]*[.C11]*100)"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38" calcext:value-type="float">
            <text:p>238</text:p>
          </table:table-cell>
          <table:table-cell table:style-name="ce10" table:formula="of:=[.AN21]+[.$C$10]" office:value-type="float" office:value="350" calcext:value-type="float">
            <text:p>350</text:p>
          </table:table-cell>
          <table:table-cell table:formula="of:=ROUND([.AM22])" office:value-type="float" office:value="238" calcext:value-type="float">
            <text:p>238</text:p>
          </table:table-cell>
          <table:table-cell table:formula="of:=ROUND([.AN22])" office:value-type="float" office:value="350" calcext:value-type="float">
            <text:p>350</text:p>
          </table:table-cell>
          <table:table-cell/>
          <table:table-cell table:formula="of:=[.AR21]-[.$C$11]" office:value-type="float" office:value="262" calcext:value-type="float">
            <text:p>262</text:p>
          </table:table-cell>
          <table:table-cell table:style-name="ce10" table:formula="of:=[.AS21]-[.$C$10]" office:value-type="float" office:value="350" calcext:value-type="float">
            <text:p>350</text:p>
          </table:table-cell>
          <table:table-cell table:formula="of:=ROUND([.AR22])" office:value-type="float" office:value="262" calcext:value-type="float">
            <text:p>262</text:p>
          </table:table-cell>
          <table:table-cell table:formula="of:=ROUND([.AS22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formula="of:=[.AO6]+([.C20] *[.C11]*100)" office:value-type="float" office:value="-4.08280983829884E+017" calcext:value-type="float">
            <text:p>-4.08280983829884E+01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37" calcext:value-type="float">
            <text:p>237</text:p>
          </table:table-cell>
          <table:table-cell table:style-name="ce10" table:formula="of:=[.AN22]+[.$C$10]" office:value-type="float" office:value="350" calcext:value-type="float">
            <text:p>350</text:p>
          </table:table-cell>
          <table:table-cell table:formula="of:=ROUND([.AM23])" office:value-type="float" office:value="237" calcext:value-type="float">
            <text:p>237</text:p>
          </table:table-cell>
          <table:table-cell table:formula="of:=ROUND([.AN23])" office:value-type="float" office:value="350" calcext:value-type="float">
            <text:p>350</text:p>
          </table:table-cell>
          <table:table-cell/>
          <table:table-cell table:formula="of:=[.AR22]-[.$C$11]" office:value-type="float" office:value="263" calcext:value-type="float">
            <text:p>263</text:p>
          </table:table-cell>
          <table:table-cell table:style-name="ce10" table:formula="of:=[.AS22]-[.$C$10]" office:value-type="float" office:value="350" calcext:value-type="float">
            <text:p>350</text:p>
          </table:table-cell>
          <table:table-cell table:formula="of:=ROUND([.AR23])" office:value-type="float" office:value="263" calcext:value-type="float">
            <text:p>263</text:p>
          </table:table-cell>
          <table:table-cell table:formula="of:=ROUND([.AS23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36" calcext:value-type="float">
            <text:p>236</text:p>
          </table:table-cell>
          <table:table-cell table:style-name="ce10" table:formula="of:=[.AN23]+[.$C$10]" office:value-type="float" office:value="350" calcext:value-type="float">
            <text:p>350</text:p>
          </table:table-cell>
          <table:table-cell table:formula="of:=ROUND([.AM24])" office:value-type="float" office:value="236" calcext:value-type="float">
            <text:p>236</text:p>
          </table:table-cell>
          <table:table-cell table:formula="of:=ROUND([.AN24])" office:value-type="float" office:value="350" calcext:value-type="float">
            <text:p>350</text:p>
          </table:table-cell>
          <table:table-cell/>
          <table:table-cell table:formula="of:=[.AR23]-[.$C$11]" office:value-type="float" office:value="264" calcext:value-type="float">
            <text:p>264</text:p>
          </table:table-cell>
          <table:table-cell table:style-name="ce10" table:formula="of:=[.AS23]-[.$C$10]" office:value-type="float" office:value="350" calcext:value-type="float">
            <text:p>350</text:p>
          </table:table-cell>
          <table:table-cell table:formula="of:=ROUND([.AR24])" office:value-type="float" office:value="264" calcext:value-type="float">
            <text:p>264</text:p>
          </table:table-cell>
          <table:table-cell table:formula="of:=ROUND([.AS24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35" calcext:value-type="float">
            <text:p>235</text:p>
          </table:table-cell>
          <table:table-cell table:style-name="ce10" table:formula="of:=[.AN24]+[.$C$10]" office:value-type="float" office:value="350" calcext:value-type="float">
            <text:p>350</text:p>
          </table:table-cell>
          <table:table-cell table:formula="of:=ROUND([.AM25])" office:value-type="float" office:value="235" calcext:value-type="float">
            <text:p>235</text:p>
          </table:table-cell>
          <table:table-cell table:formula="of:=ROUND([.AN25])" office:value-type="float" office:value="350" calcext:value-type="float">
            <text:p>350</text:p>
          </table:table-cell>
          <table:table-cell/>
          <table:table-cell table:formula="of:=[.AR24]-[.$C$11]" office:value-type="float" office:value="265" calcext:value-type="float">
            <text:p>265</text:p>
          </table:table-cell>
          <table:table-cell table:style-name="ce10" table:formula="of:=[.AS24]-[.$C$10]" office:value-type="float" office:value="350" calcext:value-type="float">
            <text:p>350</text:p>
          </table:table-cell>
          <table:table-cell table:formula="of:=ROUND([.AR25])" office:value-type="float" office:value="265" calcext:value-type="float">
            <text:p>265</text:p>
          </table:table-cell>
          <table:table-cell table:formula="of:=ROUND([.AS25])" office:value-type="float" office:value="350" calcext:value-type="float">
            <text:p>350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34" calcext:value-type="float">
            <text:p>234</text:p>
          </table:table-cell>
          <table:table-cell table:style-name="ce10" table:formula="of:=[.AN25]+[.$C$10]" office:value-type="float" office:value="350" calcext:value-type="float">
            <text:p>350</text:p>
          </table:table-cell>
          <table:table-cell table:formula="of:=ROUND([.AM26])" office:value-type="float" office:value="234" calcext:value-type="float">
            <text:p>234</text:p>
          </table:table-cell>
          <table:table-cell table:formula="of:=ROUND([.AN26])" office:value-type="float" office:value="350" calcext:value-type="float">
            <text:p>350</text:p>
          </table:table-cell>
          <table:table-cell/>
          <table:table-cell table:formula="of:=[.AR25]-[.$C$11]" office:value-type="float" office:value="266" calcext:value-type="float">
            <text:p>266</text:p>
          </table:table-cell>
          <table:table-cell table:style-name="ce10" table:formula="of:=[.AS25]-[.$C$10]" office:value-type="float" office:value="350" calcext:value-type="float">
            <text:p>350</text:p>
          </table:table-cell>
          <table:table-cell table:formula="of:=ROUND([.AR26])" office:value-type="float" office:value="266" calcext:value-type="float">
            <text:p>266</text:p>
          </table:table-cell>
          <table:table-cell table:formula="of:=ROUND([.AS26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33" calcext:value-type="float">
            <text:p>233</text:p>
          </table:table-cell>
          <table:table-cell table:style-name="ce10" table:formula="of:=[.AN26]+[.$C$10]" office:value-type="float" office:value="350" calcext:value-type="float">
            <text:p>350</text:p>
          </table:table-cell>
          <table:table-cell table:formula="of:=ROUND([.AM27])" office:value-type="float" office:value="233" calcext:value-type="float">
            <text:p>233</text:p>
          </table:table-cell>
          <table:table-cell table:formula="of:=ROUND([.AN27])" office:value-type="float" office:value="350" calcext:value-type="float">
            <text:p>350</text:p>
          </table:table-cell>
          <table:table-cell/>
          <table:table-cell table:formula="of:=[.AR26]-[.$C$11]" office:value-type="float" office:value="267" calcext:value-type="float">
            <text:p>267</text:p>
          </table:table-cell>
          <table:table-cell table:style-name="ce10" table:formula="of:=[.AS26]-[.$C$10]" office:value-type="float" office:value="350" calcext:value-type="float">
            <text:p>350</text:p>
          </table:table-cell>
          <table:table-cell table:formula="of:=ROUND([.AR27])" office:value-type="float" office:value="267" calcext:value-type="float">
            <text:p>267</text:p>
          </table:table-cell>
          <table:table-cell table:formula="of:=ROUND([.AS27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32" calcext:value-type="float">
            <text:p>232</text:p>
          </table:table-cell>
          <table:table-cell table:style-name="ce10" table:formula="of:=[.AN27]+[.$C$10]" office:value-type="float" office:value="350" calcext:value-type="float">
            <text:p>350</text:p>
          </table:table-cell>
          <table:table-cell table:formula="of:=ROUND([.AM28])" office:value-type="float" office:value="232" calcext:value-type="float">
            <text:p>232</text:p>
          </table:table-cell>
          <table:table-cell table:formula="of:=ROUND([.AN28])" office:value-type="float" office:value="350" calcext:value-type="float">
            <text:p>350</text:p>
          </table:table-cell>
          <table:table-cell/>
          <table:table-cell table:formula="of:=[.AR27]-[.$C$11]" office:value-type="float" office:value="268" calcext:value-type="float">
            <text:p>268</text:p>
          </table:table-cell>
          <table:table-cell table:style-name="ce10" table:formula="of:=[.AS27]-[.$C$10]" office:value-type="float" office:value="350" calcext:value-type="float">
            <text:p>350</text:p>
          </table:table-cell>
          <table:table-cell table:formula="of:=ROUND([.AR28])" office:value-type="float" office:value="268" calcext:value-type="float">
            <text:p>268</text:p>
          </table:table-cell>
          <table:table-cell table:formula="of:=ROUND([.AS28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31" calcext:value-type="float">
            <text:p>231</text:p>
          </table:table-cell>
          <table:table-cell table:style-name="ce10" table:formula="of:=[.AN28]+[.$C$10]" office:value-type="float" office:value="350" calcext:value-type="float">
            <text:p>350</text:p>
          </table:table-cell>
          <table:table-cell table:formula="of:=ROUND([.AM29])" office:value-type="float" office:value="231" calcext:value-type="float">
            <text:p>231</text:p>
          </table:table-cell>
          <table:table-cell table:formula="of:=ROUND([.AN29])" office:value-type="float" office:value="350" calcext:value-type="float">
            <text:p>350</text:p>
          </table:table-cell>
          <table:table-cell/>
          <table:table-cell table:formula="of:=[.AR28]-[.$C$11]" office:value-type="float" office:value="269" calcext:value-type="float">
            <text:p>269</text:p>
          </table:table-cell>
          <table:table-cell table:style-name="ce10" table:formula="of:=[.AS28]-[.$C$10]" office:value-type="float" office:value="350" calcext:value-type="float">
            <text:p>350</text:p>
          </table:table-cell>
          <table:table-cell table:formula="of:=ROUND([.AR29])" office:value-type="float" office:value="269" calcext:value-type="float">
            <text:p>269</text:p>
          </table:table-cell>
          <table:table-cell table:formula="of:=ROUND([.AS29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2"/>
          <table:table-cell table:formula="of:=RADIANS(1)" office:value-type="float" office:value="0.0174532925199433" calcext:value-type="float">
            <text:p>0.0174532925199433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30" calcext:value-type="float">
            <text:p>230</text:p>
          </table:table-cell>
          <table:table-cell table:style-name="ce10" table:formula="of:=[.AN29]+[.$C$10]" office:value-type="float" office:value="350" calcext:value-type="float">
            <text:p>350</text:p>
          </table:table-cell>
          <table:table-cell table:formula="of:=ROUND([.AM30])" office:value-type="float" office:value="230" calcext:value-type="float">
            <text:p>230</text:p>
          </table:table-cell>
          <table:table-cell table:formula="of:=ROUND([.AN30])" office:value-type="float" office:value="350" calcext:value-type="float">
            <text:p>350</text:p>
          </table:table-cell>
          <table:table-cell/>
          <table:table-cell table:formula="of:=[.AR29]-[.$C$11]" office:value-type="float" office:value="270" calcext:value-type="float">
            <text:p>270</text:p>
          </table:table-cell>
          <table:table-cell table:style-name="ce10" table:formula="of:=[.AS29]-[.$C$10]" office:value-type="float" office:value="350" calcext:value-type="float">
            <text:p>350</text:p>
          </table:table-cell>
          <table:table-cell table:formula="of:=ROUND([.AR30])" office:value-type="float" office:value="270" calcext:value-type="float">
            <text:p>270</text:p>
          </table:table-cell>
          <table:table-cell table:formula="of:=ROUND([.AS30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29" calcext:value-type="float">
            <text:p>229</text:p>
          </table:table-cell>
          <table:table-cell table:style-name="ce10" table:formula="of:=[.AN30]+[.$C$10]" office:value-type="float" office:value="350" calcext:value-type="float">
            <text:p>350</text:p>
          </table:table-cell>
          <table:table-cell table:formula="of:=ROUND([.AM31])" office:value-type="float" office:value="229" calcext:value-type="float">
            <text:p>229</text:p>
          </table:table-cell>
          <table:table-cell table:formula="of:=ROUND([.AN31])" office:value-type="float" office:value="350" calcext:value-type="float">
            <text:p>350</text:p>
          </table:table-cell>
          <table:table-cell/>
          <table:table-cell table:formula="of:=[.AR30]-[.$C$11]" office:value-type="float" office:value="271" calcext:value-type="float">
            <text:p>271</text:p>
          </table:table-cell>
          <table:table-cell table:style-name="ce10" table:formula="of:=[.AS30]-[.$C$10]" office:value-type="float" office:value="350" calcext:value-type="float">
            <text:p>350</text:p>
          </table:table-cell>
          <table:table-cell table:formula="of:=ROUND([.AR31])" office:value-type="float" office:value="271" calcext:value-type="float">
            <text:p>271</text:p>
          </table:table-cell>
          <table:table-cell table:formula="of:=ROUND([.AS31])" office:value-type="float" office:value="350" calcext:value-type="float">
            <text:p>350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adians(90) – pi /4</text:p>
          </table:table-cell>
          <table:table-cell table:formula="of:=RADIANS(90) - PI() / 4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C11]*5" office:value-type="float" office:value="-5" calcext:value-type="float">
            <text:p>-5</text:p>
          </table:table-cell>
          <table:table-cell table:style-name="ce10" table:formula="of:=[.C10]*5" office:value-type="float" office:value="-6.12323399573677E-016" calcext:value-type="float">
            <text:p>-6.12323399573677E-16</text:p>
          </table:table-cell>
          <table:table-cell table:formula="of:=ROUND([.AM33])" office:value-type="float" office:value="-5" calcext:value-type="float">
            <text:p>-5</text:p>
          </table:table-cell>
          <table:table-cell table:formula="of:=ROUND([.AN33])" office:value-type="float" office:value="-0" calcext:value-type="float">
            <text:p>0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/>
          <table:table-cell office:value-type="string" calcext:value-type="string">
            <text:p>Radians(45)</text:p>
          </table:table-cell>
          <table:table-cell table:formula="of:=RADIANS(45)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AO33]+[.$AM$33]" office:value-type="float" office:value="-10" calcext:value-type="float">
            <text:p>-10</text:p>
          </table:table-cell>
          <table:table-cell table:style-name="ce10" table:formula="of:=[.AP33]+[.$AN$33]" office:value-type="float" office:value="-6.12323399573677E-016" calcext:value-type="float">
            <text:p>-6.12323399573677E-16</text:p>
          </table:table-cell>
          <table:table-cell table:formula="of:=ROUND([.AM34])" office:value-type="float" office:value="-10" calcext:value-type="float">
            <text:p>-10</text:p>
          </table:table-cell>
          <table:table-cell table:formula="of:=ROUND([.AN34])" office:value-type="float" office:value="-0" calcext:value-type="float">
            <text:p>0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(Pi / 2 ) / 3</text:p>
          </table:table-cell>
          <table:table-cell table:formula="of:=(PI() /2) / 3" office:value-type="float" office:value="0.523598775598299" calcext:value-type="float">
            <text:p>0.523598775598299</text:p>
          </table:table-cell>
          <table:table-cell table:number-columns-repeated="35"/>
          <table:table-cell table:formula="of:=[.AO34]+[.$AM$33]" office:value-type="float" office:value="-15" calcext:value-type="float">
            <text:p>-15</text:p>
          </table:table-cell>
          <table:table-cell table:style-name="ce10" table:formula="of:=[.AP34]+[.$AN$33]" office:value-type="float" office:value="-6.12323399573677E-016" calcext:value-type="float">
            <text:p>-6.12323399573677E-16</text:p>
          </table:table-cell>
          <table:table-cell table:formula="of:=ROUND([.AM35])" office:value-type="float" office:value="-15" calcext:value-type="float">
            <text:p>-15</text:p>
          </table:table-cell>
          <table:table-cell table:formula="of:=ROUND([.AN35])" office:value-type="float" office:value="-0" calcext:value-type="float">
            <text:p>0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emove distortion</text:p>
          </table:table-cell>
          <table:table-cell table:number-columns-repeated="37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correct distance</text:p>
          </table:table-cell>
          <table:table-cell table:number-columns-repeated="37"/>
          <table:table-cell table:style-name="ce10"/>
          <table:table-cell table:formula="of:=POWER([.C10]/[.C11]; 2)" office:value-type="float" office:value="1.49975978266186E-032" calcext:value-type="float">
            <text:p>1.49975978266186E-32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distorted distance</text:p>
          </table:table-cell>
          <table:table-cell table:number-columns-repeated="37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/>
          <table:table-cell office:value-type="string" calcext:value-type="string">
            <text:p>fix distance</text:p>
          </table:table-cell>
          <table:table-cell table:number-columns-repeated="37"/>
          <table:table-cell office:value-type="string" calcext:value-type="string">
            <text:p>Sx</text:p>
          </table:table-cell>
          <table:table-cell table:formula="of:=SQRT(1 + POWER([.$C$10]/[.$C$11];2))" office:value-type="float" office:value="1" calcext:value-type="float">
            <text:p>1</text:p>
          </table:table-cell>
          <table:table-cell table:number-columns-repeated="2"/>
          <table:table-cell table:formula="of:=([.AO40]* 0.5)+ [.AO40] * 3" office:value-type="float" office:value="3.5" calcext:value-type="float">
            <text:p>3.5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8165619676597685" calcext:value-type="float">
            <text:p>8165619676597685</text:p>
          </table:table-cell>
          <table:table-cell table:number-columns-repeated="922"/>
        </table:table-row>
        <table:table-row table:style-name="ro2">
          <table:table-cell/>
          <table:table-cell office:value-type="string" calcext:value-type="string">
            <text:p>dif</text:p>
          </table:table-cell>
          <table:table-cell table:formula="of:=90 - 70" office:value-type="float" office:value="20" calcext:value-type="float">
            <text:p>20</text:p>
          </table:table-cell>
          <table:table-cell table:number-columns-repeated="40"/>
          <table:table-cell table:style-name="ce2" table:formula="of:=[.AN6] + ([.C11] *[.AR40])* 100" office:value-type="float" office:value="-100" calcext:value-type="float">
            <text:p>-10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-5.497787)" office:value-type="float" office:value="0.707106679517215" calcext:value-type="float">
            <text:p>0.707106679517215</text:p>
          </table:table-cell>
          <table:table-cell table:number-columns-repeated="40"/>
          <table:table-cell table:style-name="ce2" table:formula="of:=[.AO6]+(-1*[.C10] *[.AR40]) * 100" office:value-type="float" office:value="350" calcext:value-type="float">
            <text:p>35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RADIANS(45))" office:value-type="float" office:value="0.707106781186548" calcext:value-type="float">
            <text:p>0.707106781186548</text:p>
          </table:table-cell>
          <table:table-cell table:number-columns-repeated="960"/>
        </table:table-row>
        <table:table-row table:style-name="ro2" table:number-rows-repeated="1048531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table-column table:style-name="co19" table:number-columns-repeated="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6365" table:default-cell-style-name="Default"/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office:value-type="string" calcext:value-type="string">
            <text:p>grado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grados</text:p>
          </table:table-cell>
          <table:table-cell/>
          <table:table-cell office:value-type="string" calcext:value-type="string">
            <text:p>VEL_ROT</text:p>
          </table:table-cell>
          <table:table-cell table:number-columns-repeated="5"/>
          <table:table-cell office:value-type="string" calcext:value-type="string">
            <text:p>camera_pos_x</text:p>
          </table:table-cell>
          <table:table-cell office:value-type="float" office:value="5.5" calcext:value-type="float">
            <text:p>5.5</text:p>
          </table:table-cell>
          <table:table-cell table:number-columns-repeated="16367"/>
        </table:table-row>
        <table:table-row table:style-name="ro4">
          <table:table-cell table:number-columns-repeated="5"/>
          <table:table-cell table:formula="of:=RADIANS([.F2])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radianes</text:p>
          </table:table-cell>
          <table:table-cell table:style-name="ce54"/>
          <table:table-cell table:number-columns-repeated="6"/>
          <table:table-cell office:value-type="string" calcext:value-type="string">
            <text:p>camera_pos_y</text:p>
          </table:table-cell>
          <table:table-cell office:value-type="float" office:value="3.5" calcext:value-type="float">
            <text:p>3.5</text:p>
          </table:table-cell>
          <table:table-cell table:number-columns-repeated="16367"/>
        </table:table-row>
        <table:table-row table:style-name="ro4">
          <table:table-cell table:number-columns-repeated="7"/>
          <table:table-cell office:value-type="string" calcext:value-type="string">
            <text:p>incremento</text:p>
          </table:table-cell>
          <table:table-cell table:style-name="ce55"/>
          <table:table-cell table:number-columns-repeated="6"/>
          <table:table-cell office:value-type="string" calcext:value-type="string">
            <text:p>ray_dx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4">
          <table:table-cell table:number-columns-repeated="4"/>
          <table:table-cell office:value-type="string" calcext:value-type="string">
            <text:p>angulo camera</text:p>
          </table:table-cell>
          <table:table-cell table:formula="of:=[.F3]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angulo inicial</text:p>
          </table:table-cell>
          <table:table-cell table:style-name="ce54"/>
          <table:table-cell table:number-columns-repeated="6"/>
          <table:table-cell office:value-type="string" calcext:value-type="string">
            <text:p>ray_dy</text:p>
          </table:table-cell>
          <table:table-cell office:value-type="float" office:value="-0.665" calcext:value-type="float">
            <text:p>-0.665</text:p>
          </table:table-cell>
          <table:table-cell table:number-columns-repeated="16367"/>
        </table:table-row>
        <table:table-row table:style-name="ro4">
          <table:table-cell table:number-columns-repeated="4"/>
          <table:table-cell table:style-name="ce51" office:value-type="string" calcext:value-type="string">
            <text:p>dx</text:p>
          </table:table-cell>
          <table:table-cell table:style-name="ce51" table:formula="of:=COS([.F3])" office:value-type="float" office:value="-0.642787609686539" calcext:value-type="float">
            <text:p>-0.642787609686539</text:p>
          </table:table-cell>
          <table:table-cell/>
          <table:table-cell table:style-name="ce53" office:value-type="string" calcext:value-type="string">
            <text:p>dx</text:p>
          </table:table-cell>
          <table:table-cell table:style-name="ce53" table:number-columns-repeated="7"/>
          <table:table-cell office:value-type="string" calcext:value-type="string">
            <text:p>distance</text:p>
          </table:table-cell>
          <table:table-cell office:value-type="float" office:value="0.5" calcext:value-type="float">
            <text:p>0.5</text:p>
          </table:table-cell>
          <table:table-cell table:number-columns-repeated="16367"/>
        </table:table-row>
        <table:table-row table:style-name="ro4">
          <table:table-cell table:number-columns-repeated="4"/>
          <table:table-cell table:style-name="ce51" office:value-type="string" calcext:value-type="string">
            <text:p>dy</text:p>
          </table:table-cell>
          <table:table-cell table:style-name="ce51" table:formula="of:=SIN(RADIANS([.F2]))*-1" office:value-type="float" office:value="-0.766044443118978" calcext:value-type="float">
            <text:p>-0.766044443118978</text:p>
          </table:table-cell>
          <table:table-cell/>
          <table:table-cell table:style-name="ce53" office:value-type="string" calcext:value-type="string">
            <text:p>dy</text:p>
          </table:table-cell>
          <table:table-cell table:style-name="ce53" table:number-columns-repeated="7"/>
          <table:table-cell table:number-columns-repeated="16369"/>
        </table:table-row>
        <table:table-row table:style-name="ro4">
          <table:table-cell table:number-columns-repeated="14"/>
          <table:table-cell office:value-type="string" calcext:value-type="string">
            <text:p>side_0</text:p>
          </table:table-cell>
          <table:table-cell office:value-type="string" calcext:value-type="string">
            <text:p>endpoint_x</text:p>
          </table:table-cell>
          <table:table-cell table:formula="of:=[.Q3] +[.Q6]*[.Q5]" office:value-type="float" office:value="3.1675" calcext:value-type="float">
            <text:p>3.1675</text:p>
          </table:table-cell>
          <table:table-cell table:number-columns-repeated="16367"/>
        </table:table-row>
        <table:table-row table:style-name="ro4">
          <table:table-cell table:number-columns-repeated="4"/>
          <table:table-cell office:value-type="string" calcext:value-type="string">
            <text:p>side_dy</text:p>
          </table:table-cell>
          <table:table-cell table:formula="of:=SQRT(1+ POWER([.F6]/[.F7];2))" office:value-type="float" office:value="1.30540728933228" calcext:value-type="float">
            <text:p>1.30540728933228</text:p>
          </table:table-cell>
          <table:table-cell/>
          <table:table-cell office:value-type="string" calcext:value-type="string">
            <text:p>side_dy</text:p>
          </table:table-cell>
          <table:table-cell table:number-columns-repeated="6"/>
          <table:table-cell office:value-type="string" calcext:value-type="string">
            <text:p>side_1</text:p>
          </table:table-cell>
          <table:table-cell office:value-type="string" calcext:value-type="string">
            <text:p>endpoint_y</text:p>
          </table:table-cell>
          <table:table-cell table:formula="of:=[.Q2]+[.Q6]*[.Q4]" office:value-type="float" office:value="6" calcext:value-type="float">
            <text:p>6</text:p>
          </table:table-cell>
          <table:table-cell table:number-columns-repeated="16367"/>
        </table:table-row>
        <table:table-row table:style-name="ro4">
          <table:table-cell table:number-columns-repeated="4"/>
          <table:table-cell office:value-type="string" calcext:value-type="string">
            <text:p>side_dx</text:p>
          </table:table-cell>
          <table:table-cell table:formula="of:=SQRT(1+POWER([.F7]/[.F6];2))" office:value-type="float" office:value="1.55572382686041" calcext:value-type="float">
            <text:p>1.55572382686041</text:p>
          </table:table-cell>
          <table:table-cell/>
          <table:table-cell office:value-type="string" calcext:value-type="string">
            <text:p>side dx</text:p>
          </table:table-cell>
          <table:table-cell table:number-columns-repeated="26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paso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wall_x</text:p>
          </table:table-cell>
          <table:table-cell table:formula="of:=[.Q9]-FLOOR([.Q9])" office:value-type="float" office:value="0" calcext:value-type="float">
            <text:p>0</text:p>
          </table:table-cell>
          <table:table-cell table:formula="of:=[.Q11]*100" office:value-type="float" office:value="0" calcext:value-type="float">
            <text:p>0</text:p>
          </table:table-cell>
          <table:table-cell table:number-columns-repeated="16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acu_dy</text:p>
          </table:table-cell>
          <table:table-cell table:formula="of:=[.F9]*0.5 + ([.F9]*[.F11])" office:value-type="float" office:value="1.95811093399842" calcext:value-type="float">
            <text:p>1.95811093399842</text:p>
          </table:table-cell>
          <table:table-cell/>
          <table:table-cell office:value-type="string" calcext:value-type="string">
            <text:p>acu_dy</text:p>
          </table:table-cell>
          <table:table-cell table:number-columns-repeated="7"/>
          <table:table-cell office:value-type="string" calcext:value-type="string">
            <text:p>wall_Y</text:p>
          </table:table-cell>
          <table:table-cell table:number-columns-repeated="18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4"/>
          <table:table-cell office:value-type="string" calcext:value-type="string">
            <text:p>acu_dx</text:p>
          </table:table-cell>
          <table:table-cell table:style-name="ce52" table:formula="of:=[.F10]*0.5 + ( [.F10] * [.F11])" office:value-type="float" office:value="2.33358574029062" calcext:value-type="float">
            <text:p>2.33358574029062</text:p>
          </table:table-cell>
          <table:table-cell/>
          <table:table-cell office:value-type="string" calcext:value-type="string">
            <text:p>acu_dy</text:p>
          </table:table-cell>
          <table:table-cell table:number-columns-repeated="26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7"/>
          <table:table-cell office:value-type="string" calcext:value-type="string">
            <text:p>dis_corr</text:p>
          </table:table-cell>
          <table:table-cell table:number-columns-repeated="26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 table:number-rows-repeated="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>
          <table:table-cell table:number-columns-repeated="34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1632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 table:number-rows-repeated="2">
          <table:table-cell table:number-columns-repeated="10"/>
          <table:table-cell table:style-name="ce2" table:number-columns-repeated="5"/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1632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16322"/>
        </table:table-row>
        <table:table-row table:style-name="ro4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3">
      <number:number number:decimal-places="13" number:min-decimal-places="13" number:min-integer-digits="1"/>
    </number:number-style>
    <number:number-style style:name="N154">
      <number:number number:decimal-places="12" number:min-decimal-places="12" number:min-integer-digits="1"/>
    </number:number-style>
    <number:number-style style:name="N155">
      <number:number number:decimal-places="11" number:min-decimal-places="11" number:min-integer-digits="1"/>
    </number:number-style>
    <number:number-style style:name="N156">
      <number:number number:decimal-places="10" number:min-decimal-places="10" number:min-integer-digits="1"/>
    </number:number-style>
    <number:number-style style:name="N157">
      <number:number number:decimal-places="9" number:min-decimal-places="9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7" number:min-decimal-places="7" number:min-integer-digits="1"/>
    </number:number-style>
    <number:number-style style:name="N16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2" draw:display-name="Arrowheads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6:34:43.245520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2-13T19:19:44.212241956</dc:date>
    <meta:editing-duration>P2DT2H4M5S</meta:editing-duration>
    <meta:editing-cycles>31</meta:editing-cycles>
    <meta:generator>LibreOffice/24.8.4.2$Linux_X86_64 LibreOffice_project/3e97788786b20d724e2ed0ea7a111abce73cab63</meta:generator>
    <meta:document-statistic meta:table-count="3" meta:cell-count="448" meta:object-count="18"/>
  </office:meta>
</office:document-meta>
</file>